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2.8945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ing Skyscrapers</text:p>
          </table:table-cell>
          <table:table-cell table:style-name="Default"/>
          <table:table-cell table:style-name="ce8" office:value-type="string" calcext:value-type="string">
            <text:p>Rooftop Rac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5" office:value-type="string" calcext:value-type="string">
            <text:p>I Wanna Be Your Vacuum Cleaner</text:p>
          </table:table-cell>
          <table:table-cell table:style-name="ce15" office:value-type="string" calcext:value-type="string">
            <text:p>Don’t Touch Me, I’m a Real Live Wire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office:value-type="string" calcext:value-type="string">
            <text:p>Foggy Forest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Default" office:value-type="string" calcext:value-type="string">
            <text:p>Mt. Rooster</text:p>
          </table:table-cell>
          <table:table-cell office:value-type="string" calcext:value-type="string">
            <text:p>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Default" office:value-type="string" calcext:value-type="string">
            <text:p>Starship Shooters</text:p>
          </table:table-cell>
          <table:table-cell office:value-type="string" calcext:value-type="string">
            <text:p>Stop &amp; Go Space Station</text:p>
          </table:table-cell>
          <table:table-cell table:style-name="ce15" office:value-type="string" calcext:value-type="string">
            <text:p>Cometropoli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Default" office:value-type="string" calcext:value-type="string">
            <text:p>I Can Go with the Flow</text:p>
          </table:table-cell>
          <table:table-cell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table:style-name="Default" office:value-type="string" calcext:value-type="string">
            <text:p>Toy Block</text:p>
          </table:table-cell>
          <table:table-cell office:value-type="string" calcext:value-type="string">
            <text:p>Play in the Background</text:p>
          </table:table-cell>
          <table:table-cell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office:value-type="string" calcext:value-type="string">
            <text:p>brown/tan</text:p>
          </table:table-cell>
          <table:table-cell table:style-name="Default"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office:value-type="string" calcext:value-type="string">
            <text:p>gray</text:p>
          </table:table-cell>
          <table:table-cell table:style-name="Default"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table:style-name="Default" office:value-type="string" calcext:value-type="string">
            <text:p>green and red</text:p>
          </table:table-cell>
          <table:table-cell table:style-name="Default"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1:05:15.210737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09-23T21:09:09.326647301</dc:date>
    <meta:editing-duration>P5DT2H6M46S</meta:editing-duration>
    <meta:editing-cycles>241</meta:editing-cycles>
    <meta:generator>LibreOffice/6.4.5.2$Linux_X86_64 LibreOffice_project/40$Build-2</meta:generator>
    <meta:document-statistic meta:table-count="2" meta:cell-count="211" meta:object-count="0"/>
  </office:meta>
</office:document-meta>
</file>